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4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9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6494545455" calcext:value-type="float">
            <text:p>16.59164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67692307692" calcext:value-type="float">
            <text:p>16.646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1303448276" calcext:value-type="float">
            <text:p>16.7821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98388571429" calcext:value-type="float">
            <text:p>16.8898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716" calcext:value-type="float">
            <text:p>16.9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21056" calcext:value-type="float">
            <text:p>16.54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0435862069" calcext:value-type="float">
            <text:p>16.2850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0776" calcext:value-type="float">
            <text:p>16.31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0631724138" calcext:value-type="float">
            <text:p>16.37606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3424" calcext:value-type="float">
            <text:p>16.4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8127142857" calcext:value-type="float">
            <text:p>16.57181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3576" calcext:value-type="float">
            <text:p>16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09744516129" calcext:value-type="float">
            <text:p>17.210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7024" calcext:value-type="float">
            <text:p>17.35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5560516129" calcext:value-type="float">
            <text:p>17.4755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8104" calcext:value-type="float">
            <text:p>17.5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67458064516" calcext:value-type="float">
            <text:p>17.71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87643870968" calcext:value-type="float">
            <text:p>17.6687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052" calcext:value-type="float">
            <text:p>17.6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4970322581" calcext:value-type="float">
            <text:p>17.766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6872" calcext:value-type="float">
            <text:p>17.84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43047741936" calcext:value-type="float">
            <text:p>17.9243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3281428571" calcext:value-type="float">
            <text:p>17.974328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55654193548" calcext:value-type="float">
            <text:p>18.055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3803870968" calcext:value-type="float">
            <text:p>18.4063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28104" calcext:value-type="float">
            <text:p>18.47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60967741936" calcext:value-type="float">
            <text:p>18.546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79536" calcext:value-type="float">
            <text:p>18.62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17414193548" calcext:value-type="float">
            <text:p>18.7017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80459354839" calcext:value-type="float">
            <text:p>18.508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32832" calcext:value-type="float">
            <text:p>18.29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26384516129" calcext:value-type="float">
            <text:p>18.332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8288" calcext:value-type="float">
            <text:p>18.4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57267096774" calcext:value-type="float">
            <text:p>18.485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8771428571" calcext:value-type="float">
            <text:p>18.556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7658064516" calcext:value-type="float">
            <text:p>18.6387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32768" calcext:value-type="float">
            <text:p>18.9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98948965517" calcext:value-type="float">
            <text:p>19.04989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298" calcext:value-type="float">
            <text:p>19.14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3873103448" calcext:value-type="float">
            <text:p>19.2453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65656" calcext:value-type="float">
            <text:p>19.2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1886896552" calcext:value-type="float">
            <text:p>18.89118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8928" calcext:value-type="float">
            <text:p>18.9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66973793103" calcext:value-type="float">
            <text:p>19.00669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57632" calcext:value-type="float">
            <text:p>19.08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3935" calcext:value-type="float">
            <text:p>19.150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12421818182" calcext:value-type="float">
            <text:p>19.2212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83277419355" calcext:value-type="float">
            <text:p>19.558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85256" calcext:value-type="float">
            <text:p>19.6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95449032258" calcext:value-type="float">
            <text:p>19.7595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0504" calcext:value-type="float">
            <text:p>19.8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65630967742" calcext:value-type="float">
            <text:p>19.966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89984516129" calcext:value-type="float">
            <text:p>19.688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91228" calcext:value-type="float">
            <text:p>19.49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5303225806" calcext:value-type="float">
            <text:p>19.458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172" calcext:value-type="float">
            <text:p>19.53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23068387097" calcext:value-type="float">
            <text:p>19.612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54928275862" calcext:value-type="float">
            <text:p>19.6954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5223225807" calcext:value-type="float">
            <text:p>19.7755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28557419355" calcext:value-type="float">
            <text:p>19.972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20376" calcext:value-type="float">
            <text:p>20.06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40150967742" calcext:value-type="float">
            <text:p>20.1540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21896" calcext:value-type="float">
            <text:p>20.26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97958709677" calcext:value-type="float">
            <text:p>20.1697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25607741936" calcext:value-type="float">
            <text:p>19.9725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3736" calcext:value-type="float">
            <text:p>19.70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61527741936" calcext:value-type="float">
            <text:p>19.7561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3472" calcext:value-type="float">
            <text:p>19.8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06291612903" calcext:value-type="float">
            <text:p>19.8806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27374285714" calcext:value-type="float">
            <text:p>19.9427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7313548387" calcext:value-type="float">
            <text:p>19.9977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70601290323" calcext:value-type="float">
            <text:p>20.207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2916" calcext:value-type="float">
            <text:p>20.2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4456774194" calcext:value-type="float">
            <text:p>20.354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26744" calcext:value-type="float">
            <text:p>20.43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50642580645" calcext:value-type="float">
            <text:p>20.5350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348387097" calcext:value-type="float">
            <text:p>20.2935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87252" calcext:value-type="float">
            <text:p>20.178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1808516129" calcext:value-type="float">
            <text:p>20.221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55424" calcext:value-type="float">
            <text:p>20.2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2126451613" calcext:value-type="float">
            <text:p>20.321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34851428571" calcext:value-type="float">
            <text:p>20.3734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72824516129" calcext:value-type="float">
            <text:p>20.4372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99082580645" calcext:value-type="float">
            <text:p>20.4299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88008" calcext:value-type="float">
            <text:p>20.4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98820645161" calcext:value-type="float">
            <text:p>20.539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06624" calcext:value-type="float">
            <text:p>20.5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9318709677" calcext:value-type="float">
            <text:p>20.495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6596129032" calcext:value-type="float">
            <text:p>20.3946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01152" calcext:value-type="float">
            <text:p>19.8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5153548387" calcext:value-type="float">
            <text:p>19.793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53832" calcext:value-type="float">
            <text:p>19.85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9362580645" calcext:value-type="float">
            <text:p>19.8919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7874285714" calcext:value-type="float">
            <text:p>19.9617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2352516129" calcext:value-type="float">
            <text:p>20.002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9783225807" calcext:value-type="float">
            <text:p>19.6139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5464" calcext:value-type="float">
            <text:p>19.6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1163870968" calcext:value-type="float">
            <text:p>19.723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2744" calcext:value-type="float">
            <text:p>19.7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5246451613" calcext:value-type="float">
            <text:p>19.769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87620645161" calcext:value-type="float">
            <text:p>19.1987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6504" calcext:value-type="float">
            <text:p>18.5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7499354839" calcext:value-type="float">
            <text:p>18.425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07176" calcext:value-type="float">
            <text:p>18.39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4584516129" calcext:value-type="float">
            <text:p>18.4164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58794482759" calcext:value-type="float">
            <text:p>18.5058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5727741936" calcext:value-type="float">
            <text:p>18.5445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88443870968" calcext:value-type="float">
            <text:p>18.308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75096" calcext:value-type="float">
            <text:p>18.3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3407483871" calcext:value-type="float">
            <text:p>18.463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2602" calcext:value-type="float">
            <text:p>18.532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60505806452" calcext:value-type="float">
            <text:p>18.496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8505806452" calcext:value-type="float">
            <text:p>18.038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20216" calcext:value-type="float">
            <text:p>17.9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55916129032" calcext:value-type="float">
            <text:p>17.9455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23084" calcext:value-type="float">
            <text:p>18.012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27718709677" calcext:value-type="float">
            <text:p>18.072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84451428571" calcext:value-type="float">
            <text:p>18.1484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1574193548" calcext:value-type="float">
            <text:p>18.220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3864516129" calcext:value-type="float">
            <text:p>18.383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97624" calcext:value-type="float">
            <text:p>18.46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7167741935" calcext:value-type="float">
            <text:p>18.5537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98408" calcext:value-type="float">
            <text:p>18.63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86701935484" calcext:value-type="float">
            <text:p>18.758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58598709677" calcext:value-type="float">
            <text:p>18.395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1612" calcext:value-type="float">
            <text:p>18.23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06258064516" calcext:value-type="float">
            <text:p>18.280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05856" calcext:value-type="float">
            <text:p>18.35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97811612903" calcext:value-type="float">
            <text:p>18.4297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6642857143" calcext:value-type="float">
            <text:p>18.4866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5408516129" calcext:value-type="float">
            <text:p>18.545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3577931034" calcext:value-type="float">
            <text:p>18.641357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06774285714" calcext:value-type="float">
            <text:p>18.7006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25409655172" calcext:value-type="float">
            <text:p>18.83254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8129" calcext:value-type="float">
            <text:p>18.558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8291" calcext:value-type="float">
            <text:p>18.838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91208888889" calcext:value-type="float">
            <text:p>18.47912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93616" calcext:value-type="float">
            <text:p>18.20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73714285714" calcext:value-type="float">
            <text:p>18.157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8056" calcext:value-type="float">
            <text:p>18.2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40248" calcext:value-type="float">
            <text:p>18.33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9958" calcext:value-type="float">
            <text:p>18.459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6483" calcext:value-type="float">
            <text:p>18.596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4404" calcext:value-type="float">
            <text:p>19.06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3969655172" calcext:value-type="float">
            <text:p>19.2043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96464" calcext:value-type="float">
            <text:p>19.3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69150344828" calcext:value-type="float">
            <text:p>19.4869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3930322581" calcext:value-type="float">
            <text:p>19.601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28544" calcext:value-type="float">
            <text:p>19.33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64774285714" calcext:value-type="float">
            <text:p>19.3864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19973333333" calcext:value-type="float">
            <text:p>19.4519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6587692308" calcext:value-type="float">
            <text:p>19.5436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9997241379" calcext:value-type="float">
            <text:p>19.63899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4545714286" calcext:value-type="float">
            <text:p>19.6934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4664" calcext:value-type="float">
            <text:p>19.7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62968695652" calcext:value-type="float">
            <text:p>20.166296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27653333333" calcext:value-type="float">
            <text:p>20.2627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8735" calcext:value-type="float">
            <text:p>20.35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68871111111" calcext:value-type="float">
            <text:p>20.4468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3851034483" calcext:value-type="float">
            <text:p>20.52838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2369090909" calcext:value-type="float">
            <text:p>20.49523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72997142857" calcext:value-type="float">
            <text:p>20.0872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6433103448" calcext:value-type="float">
            <text:p>20.15064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35591428571" calcext:value-type="float">
            <text:p>20.2035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6452137931" calcext:value-type="float">
            <text:p>20.27645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90124444444" calcext:value-type="float">
            <text:p>20.34901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5692" calcext:value-type="float">
            <text:p>20.3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3315862069" calcext:value-type="float">
            <text:p>20.4943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89628571429" calcext:value-type="float">
            <text:p>20.548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544827586" calcext:value-type="float">
            <text:p>20.6166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2817142857" calcext:value-type="float">
            <text:p>20.7052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9300689655" calcext:value-type="float">
            <text:p>20.72393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6484137931" calcext:value-type="float">
            <text:p>20.4936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9118461538" calcext:value-type="float">
            <text:p>19.98591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8736" calcext:value-type="float">
            <text:p>20.40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0632" calcext:value-type="float">
            <text:p>20.08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93874074074" calcext:value-type="float">
            <text:p>20.169387407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81536" calcext:value-type="float">
            <text:p>20.22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7725714286" calcext:value-type="float">
            <text:p>20.2057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3172307692" calcext:value-type="float">
            <text:p>20.26931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03229473684" calcext:value-type="float">
            <text:p>20.27032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0693333333" calcext:value-type="float">
            <text:p>20.0280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8968888889" calcext:value-type="float">
            <text:p>20.4968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0414814815" calcext:value-type="float">
            <text:p>20.205041481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6358518519" calcext:value-type="float">
            <text:p>19.5466358518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96988571429" calcext:value-type="float">
            <text:p>19.5796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70138181818" calcext:value-type="float">
            <text:p>19.65701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8084" calcext:value-type="float">
            <text:p>19.72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217536" calcext:value-type="float">
            <text:p>19.762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4535652174" calcext:value-type="float">
            <text:p>19.879453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8902" calcext:value-type="float">
            <text:p>19.40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1404" calcext:value-type="float">
            <text:p>19.3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72256" calcext:value-type="float">
            <text:p>19.40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502752" calcext:value-type="float">
            <text:p>19.89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27866666667" calcext:value-type="float">
            <text:p>19.332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156" calcext:value-type="float">
            <text:p>19.15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246912" calcext:value-type="float">
            <text:p>18.932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95808695652" calcext:value-type="float">
            <text:p>19.0095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68528" calcext:value-type="float">
            <text:p>19.11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8511304348" calcext:value-type="float">
            <text:p>19.117851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9952" calcext:value-type="float">
            <text:p>18.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31292" calcext:value-type="float">
            <text:p>19.09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48542857143" calcext:value-type="float">
            <text:p>19.244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2551111111" calcext:value-type="float">
            <text:p>19.32725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96451034483" calcext:value-type="float">
            <text:p>19.17964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0995862069" calcext:value-type="float">
            <text:p>18.6380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2527142857" calcext:value-type="float">
            <text:p>18.18725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38832727273" calcext:value-type="float">
            <text:p>18.32388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3435555556" calcext:value-type="float">
            <text:p>18.31334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5124" calcext:value-type="float">
            <text:p>18.6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9813333333" calcext:value-type="float">
            <text:p>18.8159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7386666667" calcext:value-type="float">
            <text:p>18.8217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58896" calcext:value-type="float">
            <text:p>18.11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4003368421" calcext:value-type="float">
            <text:p>17.954003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4714" calcext:value-type="float">
            <text:p>17.904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2187586207" calcext:value-type="float">
            <text:p>18.31721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5996" calcext:value-type="float">
            <text:p>18.208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06656" calcext:value-type="float">
            <text:p>17.7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92670344828" calcext:value-type="float">
            <text:p>16.9692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3296" calcext:value-type="float">
            <text:p>16.9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52568275862" calcext:value-type="float">
            <text:p>17.04525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4408" calcext:value-type="float">
            <text:p>17.09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42382222222" calcext:value-type="float">
            <text:p>17.17423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198" calcext:value-type="float">
            <text:p>17.205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2229677419" calcext:value-type="float">
            <text:p>16.950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9896" calcext:value-type="float">
            <text:p>17.01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03615483871" calcext:value-type="float">
            <text:p>17.100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8468" calcext:value-type="float">
            <text:p>17.163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3371612903" calcext:value-type="float">
            <text:p>17.1633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87948387097" calcext:value-type="float">
            <text:p>16.65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48928" calcext:value-type="float">
            <text:p>16.13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22282580645" calcext:value-type="float">
            <text:p>16.1322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88576" calcext:value-type="float">
            <text:p>16.2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74623225806" calcext:value-type="float">
            <text:p>16.2474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12731428571" calcext:value-type="float">
            <text:p>16.3912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7048516129" calcext:value-type="float">
            <text:p>16.427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9009032258" calcext:value-type="float">
            <text:p>16.1309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7514" calcext:value-type="float">
            <text:p>16.17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63807741936" calcext:value-type="float">
            <text:p>16.2463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54792" calcext:value-type="float">
            <text:p>16.3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8110967742" calcext:value-type="float">
            <text:p>16.235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95654193548" calcext:value-type="float">
            <text:p>15.769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788" calcext:value-type="float">
            <text:p>15.349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9215483871" calcext:value-type="float">
            <text:p>15.103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3736" calcext:value-type="float">
            <text:p>15.13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1531034483" calcext:value-type="float">
            <text:p>15.2431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71948387097" calcext:value-type="float">
            <text:p>15.28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38" meta:object-count="0"/>
    <meta:user-defined meta:name="AppVersion">3.0</meta:user-defined>
  </office:meta>
</office:document-meta>
</file>